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y</text:span><text:span text:style-name="T3">(</text:span><text:span text:style-name="T1">j</text:span><text:span text:style-name="T4">ω</text:span><text:span text:style-name="T3">)</text:span></text:p>
          <text:p text:style-name="P1"><text:span text:style-name="T1">f</text:span><text:span text:style-name="T2">y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3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X</text:span><text:span text:style-name="T3">(</text:span><text:span text:style-name="T1">z</text:span><text:span text:style-name="T3">)</text:span></text:p>
          <text:p text:style-name="P1"><text:span text:style-name="T1">f</text:span><text:span text:style-name="T2">X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3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3">(</text:span><text:span text:style-name="T1">t</text:span><text:span text:style-name="T3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3">(</text:span><text:span text:style-name="T1">t</text:span><text:span text:style-name="T3">)</text:span></text:p>
          </draw:text-box>
        </draw:frame>
        <draw:frame draw:style-name="gr7" draw:text-style-name="P6" draw:layer="layout" svg:width="0.875cm" svg:height="0.912cm" svg:x="8.9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3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11:38:20.623178985</dc:date>
    <meta:editing-duration>PT1H24M45S</meta:editing-duration>
    <meta:editing-cycles>26</meta:editing-cycles>
    <meta:generator>LibreOffice/7.4.5.1$Linux_X86_64 LibreOffice_project/40$Build-1</meta:generator>
    <meta:document-statistic meta:object-count="33"/>
  </office:meta>
</office:document-meta>
</file>